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2cm" fo:min-width="1.0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New UTB" form:apply-filter="true" form:escape-processing="false" form:method="post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AddUTB" form:control-implementation="ooo:com.sun.star.form.component.CommandButton" form:id="control1" form:label="Add UTB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SearchUTB" form:control-implementation="ooo:com.sun.star.form.component.CommandButton" form:id="control2" form:label="Search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3.335cm" svg:height="9.425cm" svg:x="1cm" svg:y="12.43cm">
          <text:p/>
        </draw:rect>
        <draw:g>
          <draw:rect draw:style-name="gr1" draw:text-style-name="P1" draw:layer="layout" svg:width="11.43cm" svg:height="1.27cm" svg:x="1.335cm" svg:y="12.63cm">
            <text:p/>
          </draw:rect>
          <draw:frame draw:style-name="gr2" draw:text-style-name="P2" draw:layer="layout" svg:width="1.772cm" svg:height="0.823cm" svg:x="5.771cm" svg:y="13.082cm">
            <draw:text-box>
              <text:p><text:span text:style-name="T1">UTB</text:span></text:p>
            </draw:text-box>
          </draw:frame>
        </draw:g>
        <draw:control draw:name="Publish" draw:style-name="standard" draw:text-style-name="P3" draw:layer="controls" svg:width="3.175cm" svg:height="0.535cm" svg:x="10.49cm" svg:y="9.355cm" draw:control="control1"/>
        <draw:rect draw:style-name="gr1" draw:text-style-name="P1" draw:layer="layout" svg:width="12.065cm" svg:height="2.824cm" svg:x="1.635cm" svg:y="6.431cm">
          <text:p/>
        </draw:rect>
        <draw:frame draw:style-name="gr3" draw:text-style-name="P2" draw:layer="layout" svg:width="2.61cm" svg:height="0.823cm" svg:x="1.594cm" svg:y="8.271cm">
          <draw:text-box>
            <text:p><text:span text:style-name="T1">New UTB</text:span></text:p>
          </draw:text-box>
        </draw:frame>
        <draw:g>
          <draw:rect draw:style-name="gr1" draw:text-style-name="P1" draw:layer="layout" svg:width="11.43cm" svg:height="1.27cm" svg:x="1.335cm" svg:y="14.131cm">
            <text:p/>
          </draw:rect>
          <draw:frame draw:style-name="gr2" draw:text-style-name="P2" draw:layer="layout" svg:width="1.772cm" svg:height="0.823cm" svg:x="5.771cm" svg:y="14.583cm">
            <draw:text-box>
              <text:p><text:span text:style-name="T1">UTB</text:span></text:p>
            </draw:text-box>
          </draw:frame>
        </draw:g>
        <draw:g>
          <draw:rect draw:style-name="gr1" draw:text-style-name="P1" draw:layer="layout" svg:width="11.43cm" svg:height="1.27cm" svg:x="1.335cm" svg:y="15.632cm">
            <text:p/>
          </draw:rect>
          <draw:frame draw:style-name="gr2" draw:text-style-name="P2" draw:layer="layout" svg:width="1.772cm" svg:height="0.823cm" svg:x="5.771cm" svg:y="16.084cm">
            <draw:text-box>
              <text:p><text:span text:style-name="T1">UTB</text:span></text:p>
            </draw:text-box>
          </draw:frame>
        </draw:g>
        <draw:g>
          <draw:rect draw:style-name="gr1" draw:text-style-name="P1" draw:layer="layout" svg:width="11.43cm" svg:height="1.27cm" svg:x="1.335cm" svg:y="17.233cm">
            <text:p/>
          </draw:rect>
          <draw:frame draw:style-name="gr2" draw:text-style-name="P2" draw:layer="layout" svg:width="1.772cm" svg:height="0.823cm" svg:x="5.771cm" svg:y="17.685cm">
            <draw:text-box>
              <text:p><text:span text:style-name="T1">UTB</text:span></text:p>
            </draw:text-box>
          </draw:frame>
        </draw:g>
        <draw:g>
          <draw:rect draw:style-name="gr1" draw:text-style-name="P1" draw:layer="layout" svg:width="11.43cm" svg:height="1.27cm" svg:x="1.335cm" svg:y="18.734cm">
            <text:p/>
          </draw:rect>
          <draw:frame draw:style-name="gr2" draw:text-style-name="P2" draw:layer="layout" svg:width="1.772cm" svg:height="0.823cm" svg:x="5.771cm" svg:y="19.186cm">
            <draw:text-box>
              <text:p><text:span text:style-name="T1">UTB</text:span></text:p>
            </draw:text-box>
          </draw:frame>
        </draw:g>
        <draw:g>
          <draw:rect draw:style-name="gr1" draw:text-style-name="P1" draw:layer="layout" svg:width="11.43cm" svg:height="1.27cm" svg:x="1.335cm" svg:y="20.235cm">
            <text:p/>
          </draw:rect>
          <draw:frame draw:style-name="gr2" draw:text-style-name="P2" draw:layer="layout" svg:width="1.772cm" svg:height="0.823cm" svg:x="5.771cm" svg:y="20.687cm">
            <draw:text-box>
              <text:p><text:span text:style-name="T1">UTB</text:span></text:p>
            </draw:text-box>
          </draw:frame>
        </draw:g>
        <draw:rect draw:style-name="gr1" draw:text-style-name="P1" draw:layer="layout" svg:width="4.404cm" svg:height="0.853cm" svg:x="15.297cm" svg:y="6.431cm">
          <text:p/>
        </draw:rect>
        <draw:control draw:name="Publish" draw:style-name="standard" draw:text-style-name="P3" draw:layer="controls" svg:width="2.7cm" svg:height="0.535cm" svg:x="17.066cm" svg:y="7.356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rect draw:style-name="Mgr1" draw:text-style-name="MP1" draw:layer="backgroundobjects" svg:width="13.335cm" svg:height="18.415cm" svg:x="1cm" svg:y="5.445cm">
        <text:p/>
      </draw:rect>
      <draw:rect draw:style-name="Mgr1" draw:text-style-name="MP1" draw:layer="backgroundobjects" svg:width="5.03cm" svg:height="18.415cm" svg:x="14.97cm" svg:y="5.446cm">
        <text:p/>
      </draw:rect>
      <draw:rect draw:style-name="Mgr1" draw:text-style-name="MP1" draw:layer="backgroundobjects" svg:width="19cm" svg:height="3.81cm" svg:x="1cm" svg:y="1cm">
        <text:p/>
      </draw:rect>
      <draw:rect draw:style-name="Mgr1" draw:text-style-name="MP1" draw:layer="backgroundobjects" svg:width="19cm" svg:height="4.2cm" svg:x="1cm" svg:y="24.5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olas Pastorino</meta:initial-creator>
    <meta:creation-date>2009-07-13T12:32:18</meta:creation-date>
    <dc:date>2009-07-15T17:37:11</dc:date>
    <dc:creator>Nicolas Pastorino</dc:creator>
    <meta:editing-duration>PT00H50M56S</meta:editing-duration>
    <meta:editing-cycles>15</meta:editing-cycles>
    <meta:generator>NeoOffice/3.0$Unix OpenOffice.org_project/Patch 0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